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s" fo:country="AR" officeooo:rsid="000cec28" officeooo:paragraph-rsid="000cec28" style:font-size-asian="17.5pt" style:font-size-complex="20pt"/>
    </style:style>
    <style:style style:name="P2" style:family="paragraph" style:parent-style-name="Standard" style:list-style-name="L3">
      <style:paragraph-properties fo:text-align="start" style:justify-single-word="false"/>
      <style:text-properties officeooo:paragraph-rsid="0010163c"/>
    </style:style>
    <style:style style:name="P3" style:family="paragraph" style:parent-style-name="Standard">
      <style:paragraph-properties fo:text-align="start" style:justify-single-word="false"/>
      <style:text-properties fo:font-size="14pt" fo:language="es" fo:country="AR" officeooo:rsid="000cec28" officeooo:paragraph-rsid="000cec28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es" fo:country="AR" officeooo:rsid="000cec28" officeooo:paragraph-rsid="000dd0ed" style:font-size-asian="12.25pt" style:font-size-complex="14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fo:language="es" fo:country="AR" officeooo:rsid="000dd0ed" officeooo:paragraph-rsid="000fd695" style:font-size-asian="12.25pt" style:font-size-complex="14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4pt" fo:language="es" fo:country="AR" officeooo:rsid="000e4437" officeooo:paragraph-rsid="000e4437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language="es" fo:country="AR" officeooo:rsid="000e4437" officeooo:paragraph-rsid="000e4437" style:font-size-asian="12.25pt" style:font-size-complex="14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fo:language="es" fo:country="AR" officeooo:rsid="000fd695" officeooo:paragraph-rsid="000fd695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language="es" fo:country="AR" officeooo:rsid="000fd695" officeooo:paragraph-rsid="000e4437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language="es" fo:country="AR" officeooo:rsid="0010163c" officeooo:paragraph-rsid="0010163c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language="es" fo:country="AR" officeooo:rsid="0010d5d8" officeooo:paragraph-rsid="0010d5d8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fo:language="es" fo:country="AR" officeooo:rsid="0010d5d8" officeooo:paragraph-rsid="0011f6cd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fo:language="es" fo:country="AR" officeooo:rsid="0011f6cd" officeooo:paragraph-rsid="0011f6cd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8pt" fo:language="es" fo:country="AR" officeooo:rsid="0010163c" officeooo:paragraph-rsid="0010163c" style:font-size-asian="15.75pt" style:font-size-complex="18pt"/>
    </style:style>
    <style:style style:name="P15" style:family="paragraph" style:parent-style-name="Standard">
      <style:paragraph-properties fo:text-align="start" style:justify-single-word="false"/>
      <style:text-properties fo:font-size="16pt" fo:language="es" fo:country="AR" officeooo:rsid="0010d5d8" officeooo:paragraph-rsid="0010d5d8" style:font-size-asian="14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dd0ed" style:font-style-asian="normal" style:font-style-complex="normal"/>
    </style:style>
    <style:style style:name="T4" style:family="text">
      <style:text-properties fo:font-style="normal" officeooo:rsid="000e4437" style:font-style-asian="normal" style:font-style-complex="normal"/>
    </style:style>
    <style:style style:name="T5" style:family="text">
      <style:text-properties fo:font-style="normal" officeooo:rsid="000ebe36" style:font-style-asian="normal" style:font-style-complex="normal"/>
    </style:style>
    <style:style style:name="T6" style:family="text">
      <style:text-properties fo:font-style="normal" officeooo:rsid="000f52b2" style:font-style-asian="normal" style:font-style-complex="normal"/>
    </style:style>
    <style:style style:name="T7" style:family="text">
      <style:text-properties fo:font-style="normal" officeooo:rsid="000fd695" style:font-style-asian="normal" style:font-style-complex="normal"/>
    </style:style>
    <style:style style:name="T8" style:family="text">
      <style:text-properties fo:font-style="normal" officeooo:rsid="0010163c" style:font-style-asian="normal" style:font-style-complex="normal"/>
    </style:style>
    <style:style style:name="T9" style:family="text">
      <style:text-properties fo:font-style="normal" officeooo:rsid="0010d5d8" style:font-style-asian="normal" style:font-style-complex="normal"/>
    </style:style>
    <style:style style:name="T10" style:family="text">
      <style:text-properties fo:font-style="normal" officeooo:rsid="0011f6cd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11f6cd" style:font-style-asian="normal" style:font-weight-asian="bold" style:font-style-complex="normal" style:font-weight-complex="bold"/>
    </style:style>
    <style:style style:name="T13" style:family="text">
      <style:text-properties officeooo:rsid="000dd0ed"/>
    </style:style>
    <style:style style:name="T14" style:family="text">
      <style:text-properties fo:font-size="14pt" fo:language="es" fo:country="AR" fo:font-style="normal" officeooo:rsid="0010d5d8" style:font-size-asian="12.25pt" style:font-style-asian="normal" style:font-size-complex="14pt" style:font-style-complex="normal"/>
    </style:style>
    <style:style style:name="T15" style:family="text">
      <style:text-properties fo:font-size="14pt" fo:font-style="normal" style:font-size-asian="12.25pt" style:font-style-asian="normal" style:font-size-complex="14pt" style:font-style-complex="normal"/>
    </style:style>
    <style:style style:name="T16" style:family="text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7" style:family="text">
      <style:text-properties officeooo:rsid="001016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vegador web seguro. ¿Existe?</text:p>
      <text:p text:style-name="P1"/>
      <text:p text:style-name="P3"><text:tab/>A lo largo de <text:span text:style-name="T13">la década de </text:span>1980, Tim Berners-Lee trabajó en lo que se convertiría en la World Wide Web, <text:span text:style-name="T13">expuesta al público en 1990</text:span>. Su<text:span text:style-name="T13">s</text:span> idea<text:span text:style-name="T13">s </text:span>era<text:span text:style-name="T13">n</text:span> simple<text:span text:style-name="T13">s</text:span> comparad<text:span text:style-name="T13">as</text:span> con lo que se puede ver hoy en día, pero siguen en el núcleo del funcionamiento de la WWW. Parte de ésto se refleja en <text:span text:style-name="T17">una parte crucial de la innovación consistía</text:span> <text:span text:style-name="T1">navegadores web</text:span><text:span text:style-name="T2"> para visualizar, seguir links, y cualquier otro tipo de interacción que se pueda lograr con la WWW.</text:span></text:p>
      <text:p text:style-name="P4"><text:span text:style-name="T2"/></text:p>
      <text:p text:style-name="P4"><text:span text:style-name="T2"><text:tab/>Hoy en día, los navegadores más que nunca son parte del día a día de las personas. </text:span><text:span text:style-name="T1">Trabajamos</text:span><text:span text:style-name="T2">, </text:span><text:span text:style-name="T1">estudiamos</text:span><text:span text:style-name="T2">, </text:span><text:span text:style-name="T1">administramos cuentas</text:span><text:span text:style-name="T2"> </text:span><text:span text:style-name="T5">(ej.: </text:span><text:span text:style-name="T2">bancarias</text:span><text:span text:style-name="T5">)</text:span><text:span text:style-name="T2">, </text:span><text:span text:style-name="T1">vemos películas</text:span><text:span text:style-name="T2">, </text:span><text:span text:style-name="T1">escuchamos música</text:span><text:span text:style-name="T2">, y otro sin fin de actividades que son facilitadas por </text:span><text:span text:style-name="T8">los </text:span><text:span text:style-name="T2">navegador</text:span><text:span text:style-name="T8">es</text:span><text:span text:style-name="T2">.</text:span></text:p>
      <text:p text:style-name="P4"><text:span text:style-name="T2"/></text:p>
      <text:p text:style-name="P4"><text:span text:style-name="T2"><text:tab/></text:span><text:span text:style-name="T6">Uno pensaría que n</text:span><text:span text:style-name="T3">o </text:span><text:span text:style-name="T6">es</text:span><text:span text:style-name="T3"> más que natural </text:span><text:span text:style-name="T7">c</text:span><text:span text:style-name="T3">uestionar la seguridad del software que utilizamos, especialmente de piezas tan esenciales para la realización de nuestro día a día. </text:span><text:span text:style-name="T6">Desafortunadamente no es el caso, y es mayoría la cantidad de gente desinformada al respecto.</text:span></text:p>
      <text:p text:style-name="P4"><text:span text:style-name="T6"/></text:p>
      <text:p text:style-name="P4"><text:span text:style-name="T3"><text:tab/>En este informe, </text:span><text:span text:style-name="T6">buscando fundamento</text:span><text:span text:style-name="T3"> en la “moneda corriente” del ámbito de ciberseguridad (si de difusión de fallas en la seguridad se trata), </text:span><text:span text:style-name="T7">tenemos como objetivo</text:span><text:span text:style-name="T3"> </text:span><text:span text:style-name="T6">informar al lector y proponer una respuesta, si la hay, a</text:span><text:span text:style-name="T3"> las siguientes preguntas:</text:span></text:p>
      <text:p text:style-name="P4"><text:span text:style-name="T3"/></text:p>
      <text:list xml:id="list1693217749" text:style-name="L2">
        <text:list-item>
          <text:p text:style-name="P5"><text:span text:style-name="T2">¿Existe un navegador </text:span><text:span text:style-name="T4">web </text:span><text:span text:style-name="T2">seguro?</text:span></text:p>
          <text:list>
            <text:list-item>
              <text:p text:style-name="P5"><text:span text:style-name="T7">Vulnerabilidades y exploits: ¿qué son? ¿se pueden medir?</text:span></text:p>
            </text:list-item>
          </text:list>
        </text:list-item>
        <text:list-item>
          <text:p text:style-name="P8"><text:span text:style-name="T2">¿Algún navegador web es </text:span><text:span text:style-name="T1">significativamente</text:span><text:span text:style-name="T2"> mejor que el resto </text:span><text:span text:style-name="T8">si de seguridad se trata</text:span><text:span text:style-name="T2">?</text:span></text:p>
          <text:list>
            <text:list-item>
              <text:p text:style-name="P6"><text:span text:style-name="T2">¿Qué navegador tiene menor cantidad de vulnerabilidades?</text:span></text:p>
            </text:list-item>
            <text:list-item>
              <text:p text:style-name="P6"><text:span text:style-name="T2">¿Qué navegador tiene menor severidad en sus vulnerabilidades?</text:span></text:p>
            </text:list-item>
            <text:list-item>
              <text:p text:style-name="P6"><text:span text:style-name="T2">¿Mejora su seguridad con el paso del tiempo?</text:span></text:p>
            </text:list-item>
          </text:list>
        </text:list-item>
      </text:list>
      <text:p text:style-name="P7"><text:span text:style-name="T2"/></text:p>
      <text:p text:style-name="P14"><text:span text:style-name="T2">Algunos conceptos básicos.</text:span></text:p>
      <text:p text:style-name="P10"><text:span text:style-name="T2"/></text:p>
      <text:p text:style-name="P10"><text:span text:style-name="T2"><text:tab/>Antes de pasar a la parte principal del informe, es necesario tener algunos conceptos básicos que se van a usar para su desarrollo.</text:span></text:p>
      <text:p text:style-name="P10"><text:span text:style-name="T2"><text:tab/>Para mucha gente el software es algo que siempre hace su trabajo, automatizamos cálculos y otras tareas, y frecuentemente podemos escuchar cosas que de alguna manera u otra significa</text:span><text:span text:style-name="T9">n</text:span><text:span text:style-name="T2"> “para qué hacer algo si lo puede hacer una computadora”.</text:span></text:p>
      <text:p text:style-name="P10"><text:span text:style-name="T2"><text:tab/></text:span><text:span text:style-name="T9">S</text:span><text:span text:style-name="T2">i bien ese es el caso la mayoría de las veces, en la naturaleza de los programas (y del hardware) yacen los errores de diseño, problemas que llevan a comportamiento </text:span><text:soft-page-break/><text:span text:style-name="T2">inesperado, ó bien, comportamiento correcto, pero usado en formas que no se tuvieron en cuenta por implementadores:</text:span></text:p>
      <text:p text:style-name="P10"><text:span text:style-name="T2"/></text:p>
      <text:list xml:id="list423728605" text:style-name="L3">
        <text:list-item>
          <text:p text:style-name="P2"><text:span text:style-name="T14">Vulnerabilidades: En ciberseguridad, una vulnerabilidad es una debilidad que puede ser aprovechada para ganar acceso no autorizado a un sistema.</text:span></text:p>
        </text:list-item>
      </text:list>
      <text:p text:style-name="P10"><text:span text:style-name="T9"/></text:p>
      <text:list xml:id="list154058710101435" text:continue-numbering="true" text:style-name="L3">
        <text:list-item>
          <text:p text:style-name="P2"><text:span text:style-name="T14">Explotación/Exploit: El método que se aprovecha de una o más vulnerabilidades.</text:span></text:p>
        </text:list-item>
      </text:list>
      <text:p text:style-name="P9"><text:span text:style-name="T2"/></text:p>
      <text:p text:style-name="P14"><text:span text:style-name="T2">Descripción del Sistema de Datos.</text:span></text:p>
      <text:p text:style-name="P10"><text:span text:style-name="T2"/></text:p>
      <text:p text:style-name="P15"><text:span text:style-name="T2">CVE.</text:span></text:p>
      <text:p text:style-name="P15"><text:span text:style-name="T2"><text:tab/></text:span><text:span text:style-name="T15">En el ámbito de la ciberseguridad se utilizan los llamados CVE (Common Vulnerabilities and Exposures) como </text:span><text:span text:style-name="T16">medio de difusión para fallas en la seguridad de sistemas computacionales</text:span><text:span text:style-name="T15">. Generalmente tienen asignados un CVE-ID, una prueba de concepto y un puntaje de severidad.</text:span></text:p>
      <text:p text:style-name="P15"><text:span text:style-name="T15"><text:tab/>Ayuda a los profesionales a coordinar sus esfuerzos, priorizar y tratar dichas vulnerabilidades para mejorar la seguridad de sistemas computacionales.</text:span></text:p>
      <text:p text:style-name="P15"><text:span text:style-name="T2"/></text:p>
      <text:p text:style-name="P15"><text:span text:style-name="T2">CVSS.</text:span></text:p>
      <text:p text:style-name="P11"><text:span text:style-name="T2"><text:tab/>El Common Vulnerability Scoring System (CVSS) es el marco que define las características y severidad de vulnerabilidades en el software mediante un puntaje. </text:span><text:span text:style-name="T12">El estándar</text:span><text:span text:style-name="T11"> asigna un valor entre 0 y 10 a cada CVE.</text:span></text:p>
      <text:p text:style-name="P12"><text:span text:style-name="T2"><text:tab/>Existen varias versiones, la más utilizada (y la utilizada en este informe) es la versión 2.</text:span></text:p>
      <text:p text:style-name="P11"><text:span text:style-name="T2"><text:tab/>Hay algo de controversia por lo que significa la asignación de valores numéricos a vulnerabilidades posiblemente afectadas por más factores de los que la métrica estandarizada considera. No obstante, CVSS ha mostrado ser un </text:span><text:span text:style-name="T1">buen indicador </text:span><text:span text:style-name="T2">para la seguridad de sistemas en la industria.</text:span></text:p>
      <text:p text:style-name="P11"><text:span text:style-name="T10"/></text:p>
      <text:p text:style-name="P13"><text:span text:style-name="T10">P</text:span><text:span text:style-name="T2">rocedencia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30T12:58:19.377062096</meta:creation-date>
    <dc:date>2021-04-30T15:40:55.415159567</dc:date>
    <meta:editing-duration>PT22M20S</meta:editing-duration>
    <meta:editing-cycles>3</meta:editing-cycles>
    <meta:generator>LibreOffice/7.1.1.2$Linux_X86_64 LibreOffice_project/10$Build-2</meta:generator>
    <meta:document-statistic meta:table-count="0" meta:image-count="0" meta:object-count="0" meta:page-count="2" meta:paragraph-count="26" meta:word-count="573" meta:character-count="3562" meta:non-whitespace-character-count="3011"/>
  </office:meta>
</office:document-meta>
</file>